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mk" fo:country="MK" officeooo:rsid="000f3945" officeooo:paragraph-rsid="000f3945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mk" fo:country="MK" officeooo:rsid="0011347f" officeooo:paragraph-rsid="0011347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mk" fo:country="MK" officeooo:rsid="00124693" officeooo:paragraph-rsid="0012469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language="mk" fo:country="MK" officeooo:rsid="000d3f92" officeooo:paragraph-rsid="000d3f92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mk" fo:country="MK" officeooo:rsid="000f3945" officeooo:paragraph-rsid="000f3945" style:font-size-asian="12.25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language="mk" fo:country="MK" officeooo:rsid="0011347f" officeooo:paragraph-rsid="0014bc25" style:font-size-asian="12.25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language="en" fo:country="US" officeooo:rsid="0011347f" officeooo:paragraph-rsid="0014bc2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14bc25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14bc25"/>
    </style:style>
    <style:style style:name="P10" style:family="paragraph" style:parent-style-name="Standard" style:list-style-name="L5">
      <style:paragraph-properties fo:text-align="start" style:justify-single-word="false"/>
      <style:text-properties fo:language="mk" fo:country="MK" officeooo:rsid="0014bc25" officeooo:paragraph-rsid="0014bc25"/>
    </style:style>
    <style:style style:name="P11" style:family="paragraph" style:parent-style-name="Standard" style:list-style-name="L5">
      <style:paragraph-properties fo:text-align="start" style:justify-single-word="false"/>
      <style:text-properties fo:language="mk" fo:country="MK" officeooo:rsid="0018e143" officeooo:paragraph-rsid="0018e143"/>
    </style:style>
    <style:style style:name="P12" style:family="paragraph" style:parent-style-name="Standard" style:list-style-name="L5">
      <style:paragraph-properties fo:text-align="start" style:justify-single-word="false"/>
      <style:text-properties fo:language="mk" fo:country="MK" officeooo:rsid="001a87a8" officeooo:paragraph-rsid="001a87a8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4bc25" officeooo:paragraph-rsid="0014bc2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bc25"/>
    </style:style>
    <style:style style:name="T3" style:family="text">
      <style:text-properties officeooo:rsid="0012d2cc"/>
    </style:style>
    <style:style style:name="T4" style:family="text">
      <style:text-properties officeooo:rsid="0013509c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1347f" style:font-size-asian="12.25pt" style:font-size-complex="14pt"/>
    </style:style>
    <style:style style:name="T7" style:family="text">
      <style:text-properties fo:font-size="14pt" fo:language="en" fo:country="US" officeooo:rsid="00159580" style:font-size-asian="12.25pt" style:font-size-complex="14pt"/>
    </style:style>
    <style:style style:name="T8" style:family="text">
      <style:text-properties fo:font-size="14pt" fo:language="en" fo:country="US" officeooo:rsid="00176be9" style:font-size-asian="12.25pt" style:font-size-complex="14pt"/>
    </style:style>
    <style:style style:name="T9" style:family="text">
      <style:text-properties fo:font-size="14pt" fo:language="en" fo:country="US" officeooo:rsid="001a87a8" style:font-size-asian="12.25pt" style:font-size-complex="14pt"/>
    </style:style>
    <style:style style:name="T10" style:family="text">
      <style:text-properties fo:font-size="14pt" fo:language="mk" fo:country="MK" style:font-size-asian="12.25pt" style:font-size-complex="14pt"/>
    </style:style>
    <style:style style:name="T11" style:family="text">
      <style:text-properties fo:font-size="14pt" fo:language="mk" fo:country="MK" officeooo:rsid="00124693" style:font-size-asian="12.25pt" style:font-size-complex="14pt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176be9" style:font-size-asian="12.25pt" style:font-size-complex="14pt"/>
    </style:style>
    <style:style style:name="T14" style:family="text">
      <style:text-properties fo:font-size="14pt" officeooo:rsid="001bc9ff" style:font-size-asian="12.25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рхитектурен дизајн</text:p>
      <text:p text:style-name="P4"/>
      <text:p text:style-name="P4"/>
      <text:p text:style-name="P1">Концепциски поглед:</text:p>
      <text:list text:style-name="L1">
        <text:list-item>
          <text:p text:style-name="P5">кориснички интерфејс:</text:p>
          <text:list>
            <text:list-item>
              <text:p text:style-name="P5">главна страница каде што е прикажана листа од сите музеи</text:p>
            </text:list-item>
            <text:list-item>
              <text:p text:style-name="P5">детален поглед кој што покажува детални информации за селектираниот музеј</text:p>
            </text:list-item>
          </text:list>
        </text:list-item>
        <text:list-item>
          <text:p text:style-name="P5">извор на податоци:</text:p>
          <text:list>
            <text:list-item>
              <text:p text:style-name="P5">информациите за музеите се извлечени и трансформирани од <text:span text:style-name="T1">XML </text:span>фајлови</text:p>
            </text:list-item>
            <text:list-item>
              <text:p text:style-name="P5">по трансформацијата, податоците се складирани во <text:span text:style-name="T1">SQL </text:span>база на податоци</text:p>
            </text:list-item>
          </text:list>
        </text:list-item>
      </text:list>
      <text:p text:style-name="P1"/>
      <text:p text:style-name="P2">Извршен поглед:</text:p>
      <text:list xml:id="list3821687792" text:style-name="L2">
        <text:list-item>
          <text:p text:style-name="P6">при пристапување на патеката на страницата, <text:span text:style-name="T1">Controller-</text:span><text:span text:style-name="T4">от</text:span><text:span text:style-name="T1"> </text:span>се справува со <text:span text:style-name="T1">HTTP </text:span>барања</text:p>
        </text:list-item>
        <text:list-item>
          <text:p text:style-name="P6">со цел за да се прикажат информациите за музеите, податоците се црпат од базата на податоци</text:p>
        </text:list-item>
      </text:list>
      <text:p text:style-name="P3"/>
      <text:p text:style-name="P8"><text:span text:style-name="T11">Имплементациски поглед:</text:span></text:p>
      <text:list text:style-name="L5">
        <text:list-item>
          <text:p text:style-name="P13"><text:span text:style-name="T11">П</text:span><text:span text:style-name="T10">рограмски технологии:</text:span></text:p>
          <text:list>
            <text:list-item>
              <text:p text:style-name="P12"><text:span text:style-name="T12">се користи рамка </text:span><text:span text:style-name="T5">Java Spring boot </text:span><text:span text:style-name="T12">за изработка на </text:span><text:span text:style-name="T14">веб</text:span><text:span text:style-name="T12"> апликацијата</text:span></text:p>
            </text:list-item>
            <text:list-item>
              <text:p text:style-name="P10"><text:span text:style-name="T12">за рендерирање динамички </text:span><text:span text:style-name="T5">HTML </text:span><text:span text:style-name="T12">страници се употребува </text:span><text:span text:style-name="T5">Thymeleaf</text:span></text:p>
            </text:list-item>
            <text:list-item>
              <text:p text:style-name="P10"><text:span text:style-name="T12">за да се избегне </text:span><text:span text:style-name="T5">boiler</text:span><text:span text:style-name="T7">plate</text:span><text:span text:style-name="T5"> code </text:span><text:span text:style-name="T8">(</text:span><text:span text:style-name="T13">редундантен код</text:span><text:span text:style-name="T8">)</text:span><text:span text:style-name="T5"> </text:span><text:span text:style-name="T12">се користи </text:span><text:span text:style-name="T5">Lombok</text:span></text:p>
            </text:list-item>
            <text:list-item>
              <text:p text:style-name="P10"><text:span text:style-name="T12">за пристап до базата на податоци се користи </text:span><text:span text:style-name="T5">Spring Data JPA</text:span></text:p>
            </text:list-item>
            <text:list-item>
              <text:p text:style-name="P11"><text:span text:style-name="T12">складираните податоци се во </text:span><text:span text:style-name="T5">MySQL </text:span><text:span text:style-name="T12">база.</text:span></text:p>
            </text:list-item>
          </text:list>
        </text:list-item>
      </text:list>
      <text:list text:style-name="L4">
        <text:list-item>
          <text:p text:style-name="P9"><text:span text:style-name="T6">Front-end:</text:span></text:p>
        </text:list-item>
      </text:list>
      <text:list text:continue-list="list3821687792" text:style-name="L2">
        <text:list-item>
          <text:list>
            <text:list-item>
              <text:p text:style-name="P6">креирано со помош на <text:span text:style-name="T1">HTML </text:span>и <text:span text:style-name="T1">CSS</text:span></text:p>
            </text:list-item>
          </text:list>
        </text:list-item>
        <text:list-item>
          <text:p text:style-name="P7">Back-end:</text:p>
          <text:list>
            <text:list-item>
              <text:p text:style-name="P6">парсирање <text:span text:style-name="T1">XML </text:span>фајлови и <text:span text:style-name="T3">пополнување</text:span> на <text:span text:style-name="T2">My</text:span><text:span text:style-name="T1">SQL </text:span>базата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8:08:22.112000000</meta:creation-date>
    <dc:date>2023-12-03T19:23:00.418000000</dc:date>
    <meta:editing-duration>PT4H5M53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165" meta:character-count="992" meta:non-whitespace-character-count="867"/>
  </office:meta>
</office:document-meta>
</file>